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Optimized" svg:font-family="'SF Optimized', system-ui, apple-system, system-ui, .SFNSText-Regular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9" style:font-name="SF Optimized" fo:font-size="8.8500003814697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ejos para la mujer fuerte:</text:span><text:line-break/><text:line-break/><text:span text:style-name="T1">Si eres una mujer fuerte</text:span><text:line-break/><text:line-break/><text:span text:style-name="T1">Protégete de las alimañas que querrán<text:line-break/>almorzar tu corazón. <text:line-break/><text:line-break/>Ellas usan todos los disfraces de los carnavales de la tierra: se visten como culpas, como oportunidades, como precios que hay que pagar. <text:line-break/><text:line-break/>Te hurgan el alma; meten el barreno de sus miradas o sus llantos hasta lo más profundo del magma de tu esencia no para alumbrarse con tu fuego sino para apagar la pasión la erudición de tus fantasías.<text:line-break/><text:line-break/>Si eres una mujer fuerte<text:line-break/><text:line-break/>Tienes que saber que el aire que te nutre acarrea también parásitos, moscardones, menudos insectos que buscarán alojarse en tu sangre y nutrirse de cuanto es sólido y grande en ti.<text:line-break/><text:line-break/>No pierdas la compasión, pero témele a cuanto conduzca a negarte la palabra, a esconder quién eres, lo que te obligue a ablandarte y te prometa un reino terrestre a cambio de la sonrisa complaciente.<text:line-break/><text:line-break/>Si eres una mujer fuerte<text:line-break/><text:line-break/>Prepárate para la batalla:<text:line-break/><text:line-break/>aprende a estar sola, a dormir en la más absoluta oscuridad sin miedo a que nadie te tire sogas cuando ruja la tormenta, a nadar contra corriente.<text:line-break/><text:line-break/>Entrénate en los oficios de la reflexión y el intelecto. Lee, hazte el amor a ti misma, construye tu castillo, rodéalo de fosos profundos pero hazle anchas puertas y ventanas.<text:line-break/><text:line-break/>Es menester que cultives enormes amistades, que quienes te rodean y quieran sepan lo que eres, que te hagas un círculo de hogueras y enciendas en el centro de tu habitación una estufa siempre ardiente donde se mantenga el hervor de tus sueños.<text:line-break/><text:line-break/>Si eres una mujer fuerte<text:line-break/><text:line-break/>Protégete con palabras y árboles e invoca la memoria de mujeres antiguas.<text:line-break/><text:line-break/>Haz de saber que eres un campo magnético hacia el que viajarán aullando los clavos herrumbados y el óxido mortal de todos los naufragios.<text:line-break/><text:line-break/>Ampara, pero ampárate primero,<text:line-break/><text:line-break/>Guarda las distancias,<text:line-break/><text:line-break/>Constrúyete, <text:line-break/><text:line-break/>Cuidate,<text:line-break/><text:line-break/>Atesora tu poder,<text:line-break/><text:line-break/>Defiéndelo,<text:line-break/><text:line-break/>Hazlo por ti,<text:line-break/><text:line-break/>Te lo pido en nombre de todas nosotras.<text:line-break/><text:line-break/><text:line-break/><text:line-break/>Texto: Gioconda Belli<text:line-break/><text:line-break/>Ilustración: Owen Gen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Anda, date a volar, hazte una abeja,<text:line-break/>en el jardín florecen amapolas,<text:line-break/>y el néctar fino colma las corolas;<text:line-break/>mañana el alma tuya estará vieja.<text:line-break/><text:line-break/>Anda, date a volar, hazte paloma,<text:line-break/>recorre el bosque y picotea granos,<text:line-break/>come migajas en distintas manos<text:line-break/>la pulpa muerde de fragante poma.<text:line-break/><text:line-break/>Anda, date a volar, sé golondrina,<text:line-break/>busca la playa de los soles de oro,<text:line-break/>gusta la primavera y su tesoro,<text:line-break/>la primavera es única y divina.<text:line-break/><text:line-break/>Mueres de sed: no he de oprimirte tanto…<text:line-break/>anda, camina por el mundo, sabe;<text:line-break/>dispuesta sobre el mar está tu nave;<text:line-break/>date a bogar hacia el mejor encanto.<text:line-break/><text:line-break/>Corre, camina más, es poco aquello…<text:line-break/>aún quedan cosas que tu mano anhela,<text:line-break/>corre, camina, gira, sube y vuela:<text:line-break/>gústalo todo porque todo es bello.<text:line-break/><text:line-break/>Echa a volar… mi amor no te detiene,<text:line-break/>¡cómo te entiendo, Bien, cómo te entiendo!<text:line-break/>llore mi vida… el corazón se apene…<text:line-break/>date a volar, Amor, yo te comprendo.<text:line-break/><text:line-break/>Callada el alma… el corazón partido,<text:line-break/>suelto tus alas… ve… pero te espero.<text:line-break/>¿Cómo traerás el corazón, viajero?<text:line-break/>tendré piedad de un corazón vencido.<text:line-break/><text:line-break/>Para que tanta sed bebiendo cures<text:line-break/>hay numerosas sendas para ti…<text:line-break/>pero se hace la noche; no te apures…<text:line-break/>todas traen a mí…<text:line-break/><text:line-break/>A.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Optimized" svg:font-family="'SF Optimized', system-ui, apple-system, system-ui, .SFNSText-Regular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27:45.324120631</meta:creation-date>
    <dc:date>2018-02-03T23:29:25.991223599</dc:date>
    <meta:editing-duration>PT3H51M22S</meta:editing-duration>
    <meta:editing-cycles>1</meta:editing-cycles>
    <meta:document-statistic meta:table-count="0" meta:image-count="0" meta:object-count="0" meta:page-count="2" meta:paragraph-count="2" meta:word-count="535" meta:character-count="3080" meta:non-whitespace-character-count="2509"/>
    <meta:generator>LibreOffice/6.0.0.3$MacOSX_X86_64 LibreOffice_project/64a0f66915f38c6217de274f0aa8e15618924765</meta:generator>
  </office:meta>
</office:document-meta>
</file>